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73000000597E1144B829BBA52C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  <manifest:file-entry manifest:full-path="Pictures/10000201000004FB00000673D10C9B59F002B2EC.png" manifest:media-type="image/png"/>
  <manifest:file-entry manifest:full-path="Pictures/10000201000004FB000006732D0A6139A833BB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in" fo:margin-left="0.5208in" table:align="left" style:writing-mode="lr-tb"/>
    </style:style>
    <style:style style:name="Table1.A" style:family="table-column">
      <style:table-column-properties style:column-width="7.5in"/>
    </style:style>
    <style:style style:name="Table1.A1" style:family="table-cell">
      <style:table-cell-properties fo:background-color="#dddddd" fo:padding="0.0382in" fo:border="none">
        <style:background-image/>
      </style:table-cell-properties>
    </style:style>
    <style:style style:name="Table1.2" style:family="table-row">
      <style:table-row-properties style:min-row-height="0.0847in"/>
    </style:style>
    <style:style style:name="Table1.A2" style:family="table-cell">
      <style:table-cell-properties fo:padding="0.0382in" fo:border="none"/>
    </style:style>
    <style:style style:name="Table1.A4" style:family="table-cell">
      <style:table-cell-properties fo:padding="0.0382in" fo:border="none"/>
    </style:style>
    <style:style style:name="Table1.5" style:family="table-row">
      <style:table-row-properties style:min-row-height="0.4007in"/>
    </style:style>
    <style:style style:name="Table1.A6" style:family="table-cell">
      <style:table-cell-properties fo:padding="0.0382in" fo:border="none"/>
    </style:style>
    <style:style style:name="Table1.A8" style:family="table-cell">
      <style:table-cell-properties fo:padding="0.0382in" fo:border="none"/>
    </style:style>
    <style:style style:name="Table1.A10" style:family="table-cell">
      <style:table-cell-properties fo:padding="0.0382in" fo:border="none"/>
    </style:style>
    <style:style style:name="Table1.A12" style:family="table-cell">
      <style:table-cell-properties fo:padding="0.0382in" fo:border="none"/>
    </style:style>
    <style:style style:name="Table1.A14" style:family="table-cell">
      <style:table-cell-properties fo:padding="0.0382in" fo:border="none"/>
    </style:style>
    <style:style style:name="Table1.A16" style:family="table-cell">
      <style:table-cell-properties fo:padding="0.0382in" fo:border="none"/>
    </style:style>
    <style:style style:name="Table1.A18" style:family="table-cell">
      <style:table-cell-properties fo:padding="0.0382in" fo:border="none"/>
    </style:style>
    <style:style style:name="Table1.A20" style:family="table-cell">
      <style:table-cell-properties fo:padding="0.0382in" fo:border="none"/>
    </style:style>
    <style:style style:name="Table1.A22" style:family="table-cell">
      <style:table-cell-properties fo:padding="0.0382in" fo:border="none"/>
    </style:style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P2" style:family="paragraph" style:parent-style-name="Text_20_body">
      <loext:graphic-properties draw:fill="none" draw:fill-color="#729fcf"/>
      <style:paragraph-properties fo:margin-left="0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size="11pt" style:font-size-asian="11pt" style:font-size-complex="11pt" fo:hyphenate="true" fo:hyphenation-remain-char-count="2" fo:hyphenation-push-char-count="2"/>
    </style:style>
    <style:style style:name="P3" style:family="paragraph" style:parent-style-name="Text_20_body" style:master-page-name="">
      <loext:graphic-properties draw:fill="none" draw:fill-color="#729fcf"/>
      <style:paragraph-properties fo:margin-left="0in" fo:margin-right="0.5in" fo:margin-top="0in" fo:margin-bottom="0in" loext:contextual-spacing="false" fo:line-height="100%" fo:text-align="justify" style:justify-single-word="false" fo:hyphenation-ladder-count="no-limit" fo:text-indent="0in" style:auto-text-indent="false" style:page-number="auto" fo:background-color="transparent" style:writing-mode="lr-tb"/>
      <style:text-properties style:font-name="Ubuntu" fo:font-size="11pt" style:font-size-asian="11pt" style:font-size-complex="11pt" fo:hyphenate="true" fo:hyphenation-remain-char-count="2" fo:hyphenation-push-char-count="2"/>
    </style:style>
    <style:style style:name="P4" style:family="paragraph" style:parent-style-name="Heading_20_2">
      <style:text-properties fo:font-style="normal" style:font-style-asian="normal" style:font-style-complex="normal"/>
    </style:style>
    <style:style style:name="P5" style:family="paragraph" style:parent-style-name="Heading_20_2">
      <style:text-properties fo:font-style="normal" officeooo:paragraph-rsid="002a5c10" style:font-style-asian="normal" style:font-style-complex="normal"/>
    </style:style>
    <style:style style:name="T1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T2" style:family="text">
      <style:text-properties style:text-position="0% 100%" fo:font-size="36pt" fo:font-weight="normal" officeooo:rsid="002a5c10" style:font-size-asian="36pt" style:font-weight-asian="normal" style:font-size-complex="36pt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2c0dc9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2c8533" style:text-blinking="false" fo:background-color="transparent" loext:char-shading-value="0"/>
    </style:style>
    <style:style style:name="T7" style:family="text">
      <style:text-properties fo:font-variant="normal" fo:text-transform="none" fo:color="#000000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fo:font-style="italic" style:text-underline-style="none" style:text-blinking="false" fo:background-color="transparent" loext:char-shading-value="0" style:font-style-asian="italic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c0dc9" style:font-style-asian="italic" style:font-style-complex="italic"/>
    </style:style>
    <style:style style:name="T12" style:family="text">
      <style:text-properties officeooo:rsid="002c0dc9"/>
    </style:style>
    <style:style style:name="T13" style:family="text">
      <style:text-properties officeooo:rsid="002c853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2"><text:span text:style-name="T7">28:</text:span><text:span text:style-name="T4"> </text:span><text:span text:style-name="T7">Огненный</text:span><text:span text:style-name="T4"> </text:span><text:span text:style-name="T7">шар</text:span><text:span text:style-name="T4">: </text:span><text:span text:style-name="T8">Заклинание</text:span><text:span text:style-name="T4">, Запустить огненный шар в цель в пределах видимости. При взрыве шар также поражает все ближние цели вокруг себя</text:span></text:p>
          </table:table-cell>
        </table:table-row>
        <table:table-row table:style-name="Table1.2">
          <table:table-cell table:style-name="Table1.A22" office:value-type="string">
            <text:p text:style-name="P2"><text:span text:style-name="T7">29: Сапоги с когтями</text:span><text:span text:style-name="T4">: </text:span><text:span text:style-name="T8">Броня</text:span><text:span text:style-name="T4">, Можно передвигаться по любой поверхности в любом направлении</text:span></text:p>
          </table:table-cell>
        </table:table-row>
        <table:table-row>
          <table:table-cell table:style-name="Table1.A1" office:value-type="string">
            <text:p text:style-name="P2"><text:span text:style-name="T9">30: Камень сердца</text:span>: <text:span text:style-name="T10">Предмет</text:span>, <text:span text:style-name="T13">Д</text:span>обавь 1 <text:span text:style-name="T11">c</text:span><text:span text:style-name="T10">ердце</text:span> к максимуму</text:p>
          </table:table-cell>
        </table:table-row>
        <table:table-row>
          <table:table-cell table:style-name="Table1.A22" office:value-type="string">
            <text:p text:style-name="P2"><text:span text:style-name="T9">31: Зачарование</text:span>: <text:span text:style-name="T10">Сила</text:span>, Зачаровать предмет, чтобы совершать им <text:span text:style-name="T10">магическое усилие</text:span>. После успешной попытки ты можешь делать ещё <text:span text:style-name="T10">попытки</text:span>, прилагая усилия. За каждые 10 очков усилий предмет получает бонус +1</text:p>
          </table:table-cell>
        </table:table-row>
        <table:table-row table:style-name="Table1.5">
          <table:table-cell table:style-name="Table1.A1" office:value-type="string">
            <text:p text:style-name="P2"><text:span text:style-name="T9">32:</text:span> <text:span text:style-name="T9">Зачарованный</text:span> <text:span text:style-name="T9">гримуар</text:span>: <text:span text:style-name="T10">Предмет</text:span>, Считай 19 и выше на <text:span text:style-name="T9">D20</text:span> как критический успех при произнесении заклинаний</text:p>
          </table:table-cell>
        </table:table-row>
        <table:table-row>
          <table:table-cell table:style-name="Table1.A22" office:value-type="string">
            <text:p text:style-name="P2"><text:span text:style-name="T9">33: Амулет воина</text:span>: <text:span text:style-name="T10">Предмет</text:span>, Используйте <text:span text:style-name="T10">магическое усилие</text:span> при использовании оружия</text:p>
          </table:table-cell>
        </table:table-row>
        <table:table-row>
          <table:table-cell table:style-name="Table1.A1" office:value-type="string">
            <text:p text:style-name="P2"><text:span text:style-name="T7">34: Божественный щит</text:span><text:span text:style-name="T4">: </text:span><text:span text:style-name="T8">Сила</text:span><text:span text:style-name="T4">. Зачаруй видимую цель. Щит поглотит 10 очков совершённых против неё </text:span><text:span text:style-name="T8">усилий</text:span></text:p>
          </table:table-cell>
        </table:table-row>
        <table:table-row>
          <table:table-cell table:style-name="Table1.A22" office:value-type="string">
            <text:p text:style-name="P2"><text:span text:style-name="T9">35: Посох элементов</text:span>: <text:span text:style-name="T10">Предмет</text:span>, Утрой любое стихийное <text:span text:style-name="T10">магическое усилие</text:span> от заклинаний</text:p>
          </table:table-cell>
        </table:table-row>
        <table:table-row>
          <table:table-cell table:style-name="Table1.A1" office:value-type="string">
            <text:p text:style-name="P2"><text:span text:style-name="T9">36:</text:span> <text:span text:style-name="T9">Плащ Араса</text:span>: <text:span text:style-name="T10">Броня,</text:span> Отклоняет 1 атаку оружием против тебя за ход</text:p>
          </table:table-cell>
        </table:table-row>
        <table:table-row>
          <table:table-cell table:style-name="Table1.A22" office:value-type="string">
            <text:p text:style-name="P2"><text:span text:style-name="T9">37: Серебряные рукавицы</text:span>: <text:span text:style-name="T10">Броня</text:span>, +3 СИЛ при захвате или удерживании, свойства серебра</text:p>
          </table:table-cell>
        </table:table-row>
        <table:table-row>
          <table:table-cell table:style-name="Table1.A1" office:value-type="string">
            <text:p text:style-name="P2"><text:span text:style-name="T7">38: Железный крюк</text:span><text:span text:style-name="T4">: </text:span><text:span text:style-name="T8">Оружие</text:span><text:span text:style-name="T4">, </text:span><text:span text:style-name="T6">И</text:span><text:span text:style-name="T4">спользуй действие, чтобы подтащить цель к себе, действует далеко</text:span></text:p>
          </table:table-cell>
        </table:table-row>
        <table:table-row>
          <table:table-cell table:style-name="Table1.A22" office:value-type="string">
            <text:p text:style-name="P2"><text:span text:style-name="T9">39: Изгнать нежить</text:span>: <text:span text:style-name="T10">Сила</text:span>, Изгони <text:span text:style-name="T9">D8</text:span> нежити на 1 раунд. Они будут вынуждены находиться <text:span text:style-name="T10">далеко</text:span></text:p>
          </table:table-cell>
        </table:table-row>
        <table:table-row>
          <table:table-cell table:style-name="Table1.A1" office:value-type="string">
            <text:p text:style-name="P2"><text:span text:style-name="T9">40: Осколок ужаса:</text:span> <text:span text:style-name="T10">Предмет</text:span>, Подними его над головой. Все живые существа должны пройти проверку МДР или бежать в страхе 1 ход</text:p>
          </table:table-cell>
        </table:table-row>
        <table:table-row>
          <table:table-cell table:style-name="Table1.A22" office:value-type="string">
            <text:p text:style-name="P2"><text:span text:style-name="T7">41: Воскрешение</text:span><text:span text:style-name="T4">: МДР сила,</text:span><text:span text:style-name="T3"> </text:span><text:span text:style-name="T8">Сложная проверка</text:span><text:span text:style-name="T4">, через 4 раунда мёртвая цель оживёт с 1 </text:span><text:span text:style-name="T5">ОЗ</text:span></text:p>
          </table:table-cell>
        </table:table-row>
        <table:table-row>
          <table:table-cell table:style-name="Table1.A1" office:value-type="string">
            <text:p text:style-name="P2"><text:span text:style-name="T9">42: Драконья сфера</text:span>: <text:span text:style-name="T10">Предмет</text:span>, Взрывается, нанося 4D12 магического усилия огнём в радиусе <text:span text:style-name="T10">далеко</text:span>. Уничтожается при применении</text:p>
          </table:table-cell>
        </table:table-row>
        <table:table-row>
          <table:table-cell table:style-name="Table1.A22" office:value-type="string">
            <text:p text:style-name="P2"><text:span text:style-name="T9">43: Драконий Шлем</text:span>: <text:span text:style-name="T10">Броня</text:span>, +2 Брони, Носящий невосприимчив к урону от огня</text:p>
          </table:table-cell>
        </table:table-row>
        <table:table-row>
          <table:table-cell table:style-name="Table1.A1" office:value-type="string">
            <text:p text:style-name="P2"><text:span text:style-name="T9">44: Кольцо Призраков</text:span>: <text:span text:style-name="T10">Предмет</text:span>, При результате 15+ на <text:span text:style-name="T10">попытке</text:span> создай клона поблизости, который выполнит то же самое действие</text:p>
          </table:table-cell>
        </table:table-row>
        <table:table-row>
          <table:table-cell table:style-name="Table1.A22" office:value-type="string">
            <text:p text:style-name="P2"><text:span text:style-name="T9">45: Корона безумия</text:span>: <text:span text:style-name="T10">Предмет</text:span>, Заставляет цель совершить случайное действие (ведущий решит, какое)</text:p>
          </table:table-cell>
        </table:table-row>
        <table:table-row>
          <table:table-cell table:style-name="Table1.A1" office:value-type="string">
            <text:p text:style-name="P2"><text:span text:style-name="T9">46:</text:span> <text:span text:style-name="T9">Копченые крылья Рух</text:span>: <text:span text:style-name="T10">Еда</text:span>, Летать 4 раунда</text:p>
          </table:table-cell>
        </table:table-row>
        <table:table-row>
          <table:table-cell table:style-name="Table1.A22" office:value-type="string">
            <text:p text:style-name="P2"><text:span text:style-name="T9">47: Чёрная щука</text:span>: <text:span text:style-name="T10">Еда</text:span>, +10 к <text:span text:style-name="T12">б</text:span>роне на 4 раунда</text:p>
          </table:table-cell>
        </table:table-row>
        <table:table-row>
          <table:table-cell table:style-name="Table1.A1" office:value-type="string">
            <text:p text:style-name="P2"><text:span text:style-name="T9">48:</text:span> <text:span text:style-name="T9">Поцелуй королевы</text:span>: <text:span text:style-name="T10">Еда</text:span>, <text:span text:style-name="T13">Т</text:span>воё следующее действие - автоматический критический успех</text:p>
          </table:table-cell>
        </table:table-row>
        <table:table-row>
          <table:table-cell table:style-name="Table1.A22" office:value-type="string">
            <text:p text:style-name="P2"><text:span text:style-name="T9">49: Заточка</text:span>: <text:span text:style-name="T10">Заклинание</text:span>, Добавить +2 <text:span text:style-name="T10">усилия</text:span> к оружию. Оружие можно заточить только один раз</text:p>
          </table:table-cell>
        </table:table-row>
        <table:table-row>
          <table:table-cell table:style-name="Table1.A1" office:value-type="string">
            <text:p text:style-name="P2"><text:span text:style-name="T9">50: Шипованный щит</text:span>: <text:span text:style-name="T10">Броня</text:span>, Когда враг промахивается - нанеси ему урон оружием (без бонусов)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2_8" draw:display-name="28" xlink:href="Pictures/10000201000004FB00000673D10C9B59F002B2EC.png" xlink:type="simple" xlink:show="embed" xlink:actuate="onLoad"/>
    <draw:fill-image draw:name="_32_9" draw:display-name="29" xlink:href="Pictures/10000201000004FB000006732D0A6139A833BB8B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2">
      <style:text-properties fo:font-style="normal" officeooo:paragraph-rsid="002a5c10" style:font-style-asian="normal" style:font-style-complex="normal"/>
    </style:style>
    <style:style style:name="MP2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tyle-asian="normal" style:font-size-complex="10pt" style:font-style-complex="normal"/>
    </style:style>
    <style:style style:name="MP3" style:family="paragraph" style:parent-style-name="Heading_20_2">
      <style:text-properties fo:font-style="normal" style:font-style-asian="normal" style:font-style-complex="normal"/>
    </style:style>
    <style:style style:name="MT1" style:family="text">
      <style:text-properties style:text-position="0% 100%" fo:font-size="36pt" fo:font-weight="normal" style:font-size-asian="36pt" style:font-weight-asian="normal" style:font-size-complex="36pt" style:font-weight-complex="normal"/>
    </style:style>
    <style:style style:name="MT2" style:family="text">
      <style:text-properties style:text-position="0% 100%" fo:font-size="36pt" fo:font-weight="normal" officeooo:rsid="002a5c10" style:font-size-asian="36pt" style:font-weight-asian="normal" style:font-size-complex="36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2_9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2D0A6139A833BB8B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h text:style-name="MP1" text:outline-level="2"><draw:frame draw:style-name="Mfr1" draw:name="Image6" text:anchor-type="paragraph" svg:x="0.0047in" svg:y="0.7311in" svg:width="8.4398in" svg:height="0.5374in" draw:z-index="0"><draw:image xlink:href="Pictures/1000020100000573000000597E1144B829BBA52C.png" xlink:type="simple" xlink:show="embed" xlink:actuate="onLoad" loext:mime-type="image/png"/></draw:frame><text:span text:style-name="MT1"><text:s text:c="4"/>Т</text:span><text:span text:style-name="MT2">АБЛИЦА ТРОФЕЕВ</text:span></text:h>
      </style:header>
      <loext:header-first>
        <text:p text:style-name="MP2"/>
        <text:h text:style-name="MP3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Т</text:span><text:span text:style-name="MT2">АБЛИЦА ТРОФЕЕВ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8T23:18:36.640966181</dc:date>
    <meta:editing-duration>PT40M32S</meta:editing-duration>
    <meta:editing-cycles>10</meta:editing-cycles>
    <meta:generator>LibreOffice/6.1.0.3$Linux_X86_64 LibreOffice_project/10$Build-3</meta:generator>
    <meta:document-statistic meta:table-count="1" meta:image-count="2" meta:object-count="0" meta:page-count="1" meta:paragraph-count="25" meta:word-count="332" meta:character-count="2215" meta:non-whitespace-character-count="1899"/>
  </office:meta>
</office:document-meta>
</file>